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39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日本語 </text:p>
          </table:table-cell>
          <table:table-cell office:value-type="string" calcext:value-type="string">
            <text:p>とうちゃん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ドイツ語 </text:p>
          </table:table-cell>
          <table:table-cell office:value-type="string" calcext:value-type="string">
            <text:p>Pa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英語 </text:p>
          </table:table-cell>
          <table:table-cell office:value-type="string" calcext:value-type="string">
            <text:p>D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スペイン語 </text:p>
          </table:table-cell>
          <table:table-cell office:value-type="string" calcext:value-type="string">
            <text:p>Papá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フランス語 </text:p>
          </table:table-cell>
          <table:table-cell office:value-type="string" calcext:value-type="string">
            <text:p>Pa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イタリア語 </text:p>
          </table:table-cell>
          <table:table-cell office:value-type="string" calcext:value-type="string">
            <text:p>Pa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韓国語 </text:p>
          </table:table-cell>
          <table:table-cell office:value-type="string" calcext:value-type="string">
            <text:p>아빠 (Appa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中国語 </text:span><text:span text:style-name="T2">簡体字 </text:span></text:p>
          </table:table-cell>
          <table:table-cell office:value-type="string" calcext:value-type="string">
            <text:p>阿爸 (Ā Bà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中国語 繁体字 </text:p>
          </table:table-cell>
          <table:table-cell office:value-type="string" calcext:value-type="string">
            <text:p>阿爸 (Ā Bà) 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j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zh-Hant</text:p>
          </table:table-cell>
          <table:table-cell office:value-type="string" calcext:value-type="string">
            <text:p>zh-Hans</text:p>
          </table:table-cell>
        </table:table-row>
        <table:table-row table:style-name="ro1">
          <table:table-cell table:style-name="Default" table:formula="of:=[.B1]" office:value-type="string" office:string-value="とうちゃん" calcext:value-type="string">
            <text:p>とうちゃん</text:p>
          </table:table-cell>
          <table:table-cell table:formula="of:=[.B3]" office:value-type="string" office:string-value="Dada" calcext:value-type="string">
            <text:p>Dada</text:p>
          </table:table-cell>
          <table:table-cell table:formula="of:=[.B5]" office:value-type="string" office:string-value="Papa" calcext:value-type="string">
            <text:p>Papa</text:p>
          </table:table-cell>
          <table:table-cell table:formula="of:=[.B2]" office:value-type="string" office:string-value="Papa" calcext:value-type="string">
            <text:p>Papa</text:p>
          </table:table-cell>
          <table:table-cell table:formula="of:=[.B4]" office:value-type="string" office:string-value="Papá" calcext:value-type="string">
            <text:p>Papá</text:p>
          </table:table-cell>
          <table:table-cell table:formula="of:=[.B6]" office:value-type="string" office:string-value="Papa" calcext:value-type="string">
            <text:p>Papa</text:p>
          </table:table-cell>
          <table:table-cell table:formula="of:=ORG.LIBREOFFICE.REGEX([.B7];&quot;[ (| ][A-Za-zÀ-ž].*&quot;; &quot;&quot;)" office:value-type="string" office:string-value="아빠 " calcext:value-type="string">
            <text:p>아빠 </text:p>
          </table:table-cell>
          <table:table-cell table:formula="of:=ORG.LIBREOFFICE.REGEX([.B9];&quot;[ (| ][A-Za-zÀ-ž].*&quot;; &quot;&quot;)" office:value-type="string" office:string-value="阿爸 " calcext:value-type="string">
            <text:p>阿爸 </text:p>
          </table:table-cell>
          <table:table-cell table:formula="of:=ORG.LIBREOFFICE.REGEX([.B8];&quot;[ (| ][A-Za-zÀ-ž].*&quot;; &quot;&quot;)" office:value-type="string" office:string-value="阿爸 " calcext:value-type="string">
            <text:p>阿爸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3:41:47.570096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2:05.457446249</meta:creation-date>
    <dc:date>2024-12-03T16:59:03.171301914</dc:date>
    <meta:editing-duration>PT4H14M8S</meta:editing-duration>
    <meta:editing-cycles>9</meta:editing-cycles>
    <meta:generator>LibreOffice/24.8.3.2$Linux_X86_64 LibreOffice_project/480$Build-2</meta:generator>
    <meta:document-statistic meta:table-count="1" meta:cell-count="36" meta:object-count="0"/>
  </office:meta>
</office:document-meta>
</file>